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41">
            <text:p>1441</text:p>
          </table:table-cell>
          <table:table-cell table:style-name="ce22" office:value-type="float" office:value="307">
            <text:p>30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307">
            <text:p>30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37">
            <text:p>1937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308">
            <text:p>5308</text:p>
          </table:table-cell>
          <table:table-cell table:style-name="ce22" office:value-type="float" office:value="1327">
            <text:p>13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1">
            <text:p>22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6">
            <text:p>42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04">
            <text:p>20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54">
            <text:p>45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28">
            <text:p>2228</text:p>
          </table:table-cell>
          <table:table-cell table:style-name="ce22" office:value-type="float" office:value="1387">
            <text:p>138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36">
            <text:p>7536</text:p>
          </table:table-cell>
          <table:table-cell table:style-name="ce22" office:value-type="float" office:value="2714">
            <text:p>27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